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6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10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ice Discovery API</text:p>
      <text:p text:style-name="P2"/>
      <text:p text:style-name="P2"/>
      <text:list xml:id="list3714303459" text:style-name="L1">
        <text:list-item>
          <text:p text:style-name="P3">Version1:</text:p>
          <text:list>
            <text:list-item>
              <text:p text:style-name="P3">Base domain name:</text:p>
              <text:list>
                <text:list-item>
                  <text:p text:style-name="P3">Primary: api.domainName/v1/</text:p>
                </text:list-item>
                <text:list-item>
                  <text:p text:style-name="P3">Secondary: domainName/api/v1/ </text:p>
                </text:list-item>
              </text:list>
            </text:list-item>
            <text:list-item>
              <text:p text:style-name="P3">Parts:</text:p>
              <text:list>
                <text:list-item>
                  <text:p text:style-name="P3">Devices:</text:p>
                  <text:list>
                    <text:list-item>
                      <text:p text:style-name="P3">List of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Specific device detail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dd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add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OS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Edit devices:</text:p>
                      <text:list>
                        <text:list-item>
                          <text:p text:style-name="P3"><text:soft-page-break/>URL:</text:p>
                          <text:list>
                            <text:list-item>
                              <text:p text:style-name="P3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8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Delete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1502840894288" text:continue-list="list371430345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s:</text:p>
                          <text:list>
                            <text:list-item>
                              <text:p text:style-name="P3">DELETE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heck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1501098343241" text:continue-list="list12150284089428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Validator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Specific blogs details:</text:p>
                      <text:list>
                        <text:list-item>
                          <text:p text:style-name="P15"><text:soft-page-break/>URL:</text:p>
                          <text:list>
                            <text:list-item>
                              <text:p text:style-name="P8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8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8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8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1502370117211" text:continue-list="list12150109834324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8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1502801641297" text:continue-list="list12150237011721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8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215028016412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oft-page-break/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8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Reviews:</text:p>
                  <text:list>
                    <text:list-item>
                      <text:p text:style-name="P8">List of reviews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lis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Specific review’s data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add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add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edit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ATCH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delete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DELETE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heck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ATCH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validator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9">Get list of unchecked data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unchecked-data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validators</text:p>
                            </text:list-item>
                            <text:list-item>
                              <text:p text:style-name="P19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ompare devices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4">Commenting</text:span>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comment/</text:p>
                            </text:list-item>
                          </text:list>
                        </text:list-item>
                        <text:list-item>
                          <text:p text:style-name="P18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4">Reporting system</text:span>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Rating system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interactions/rating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text:continue-numbering="true" text:style-name="L1">
        <text:list-item>
          <text:list>
            <text:list-item>
              <text:list>
                <text:list-item>
                  <text:p text:style-name="P3">Users:</text:p>
                  <text:list>
                    <text:list-item>
                      <text:p text:style-name="P20">Profile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accounts/profile/&lt;<text:span text:style-name="T5">string:username&gt;</text:span></text:p>
                            </text:list-item>
                          </text:list>
                        </text:list-item>
                        <text:list-item>
                          <text:p text:style-name="P20">Methods:</text:p>
                          <text:list>
                            <text:list-item>
                              <text:p text:style-name="P20">GET</text:p>
                            </text:list-item>
                          </text:list>
                        </text:list-item>
                        <text:list-item>
                          <text:p text:style-name="P20">Permissions:</text:p>
                          <text:list>
                            <text:list-item>
                              <text:p text:style-name="P20">All logged in users can see profile(GET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sign-up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0">ApiBaseDomainName/accounts/sign-up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20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ogin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0">ApiBaseDomainName/accounts/login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20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ogout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0">ApiBaseDomainName/accounts/logou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20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delete account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0">ApiBaseDomainName/accounts/delete-accoun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20">Only logged in users can delete their accoun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1-28T12:15:00.882000000</dc:date>
    <meta:editing-duration>PT3H28M16S</meta:editing-duration>
    <meta:editing-cycles>12</meta:editing-cycles>
    <meta:generator>LibreOffice/7.6.0.3$Windows_X86_64 LibreOffice_project/69edd8b8ebc41d00b4de3915dc82f8f0fc3b6265</meta:generator>
    <meta:print-date>2024-11-26T14:16:20.446000000</meta:print-date>
    <meta:printed-by>PDF files</meta:printed-by>
    <meta:document-statistic meta:table-count="0" meta:image-count="0" meta:object-count="0" meta:page-count="7" meta:paragraph-count="217" meta:word-count="540" meta:character-count="3379" meta:non-whitespace-character-count="3267"/>
  </office:meta>
</office:document-meta>
</file>